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table:number-columns-repeated="6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2" table:number-rows-repeated="7">
          <table:table-cell table:style-name="ce32" table:number-columns-repeated="7"/>
          <table:table-cell table:style-name="ce52"/>
          <table:table-cell table:style-name="ce32" table:number-columns-repeated="5"/>
          <table:table-cell table:number-columns-repeated="51"/>
        </table:table-row>
        <table:table-row table:style-name="ro3" table:number-rows-repeated="1047912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0">00/00/0000</text:date>, <text:time style:data-style-name="N2" text:time-value="19:37:10.638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0-20T19:40:18.029000000</dc:date>
    <meta:editing-duration>PT9H46M16S</meta:editing-duration>
    <meta:editing-cycles>136</meta:editing-cycles>
    <meta:generator>LibreOffice/7.2.1.2$Windows_X86_64 LibreOffice_project/87b77fad49947c1441b67c559c339af8f3517e22</meta:generator>
    <meta:document-statistic meta:table-count="1" meta:cell-count="5409" meta:object-count="0"/>
  </office:meta>
</office:document-meta>
</file>